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ENDEZU PORRAS JOHN EMER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LAR HIDALGO, MARIO NE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PUMA TORRES, GERMAN LUIS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GALLINA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010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2:35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